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Preformatted_20_Text">
      <style:text-properties officeooo:rsid="0012b45f" officeooo:paragraph-rsid="0012b45f"/>
    </style:style>
    <style:style style:name="T1" style:family="text">
      <style:text-properties fo:background-color="#ffff00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X-Sympa-To: bioinfo@impg.prd.fr</text:p>
      <text:p text:style-name="P1"/>
      <text:p text:style-name="P1">Return-Path: &lt;sophie.schbath@jouy.inra.fr&gt;</text:p>
      <text:p text:style-name="P1"/>
      <text:p text:style-name="P1">X-Original-To: bioinfo@sfbi.fr</text:p>
      <text:p text:style-name="P1"/>
      <text:p text:style-name="P1">Delivered-To: bioinfo@localhost</text:p>
      <text:p text:style-name="P1"/>
      <text:p text:style-name="P1">Received: from b1.relay.syrhano.net (b1.relay.syrhano.net [193.52.218.30])</text:p>
      <text:p text:style-name="P1"/>
      <text:p text:style-name="P1"><text:tab/>by asso.crihan.fr (Postfix) with ESMTP id 2C85926801D</text:p>
      <text:p text:style-name="P1"/>
      <text:p text:style-name="P1"><text:tab/>for &lt;bioinfo@sfbi.fr&gt;; Wed, <text:s/>9 Jul 2014 14:30:41 +0200 (CEST)</text:p>
      <text:p text:style-name="P1"/>
      <text:p text:style-name="P1">X-IronPort-Anti-Spam-Filtered: true</text:p>
      <text:p text:style-name="P1"/>
      <text:p text:style-name="P1">X-IronPort-Anti-Spam-Result: AucAAB41vVOKZqI0nGdsb2JhbAA/GoNgv3WIaQ8BAQEBAQgLCQkUKIQWJgEFQD0WGAMCAQIBWAYCAQEXiCcNNp5/qTiOYBEBbYQtBZp2hw+QQmoSeQ</text:p>
      <text:p text:style-name="P1"/>
      <text:p text:style-name="P1">X-IronPort-AV: E=Sophos;i="5.01,631,1400018400"; </text:p>
      <text:p text:style-name="P1"/>
      <text:p text:style-name="P1"><text:s text:c="3"/>d="scan'208";a="61525685"</text:p>
      <text:p text:style-name="P1"/>
      <text:p text:style-name="P1">Received: from mx.jouy.inra.fr (HELO alpha.jouy.inra.fr) ([138.102.162.52])</text:p>
      <text:p text:style-name="P1"/>
      <text:p text:style-name="P1"><text:s text:c="2"/>by b-mx1.relay.syrhano.net with ESMTP; 09 Jul 2014 14:30:40 +0200</text:p>
      <text:p text:style-name="P1"/>
      <text:p text:style-name="P1">Received: from [138.102.22.205] (mig205 [138.102.22.205])</text:p>
      <text:p text:style-name="P1"/>
      <text:p text:style-name="P1"><text:tab/>by alpha.jouy.inra.fr (/8.14.4) with ESMTP id s69CUdUa029273</text:p>
      <text:p text:style-name="P1"/>
      <text:p text:style-name="P1"><text:tab/>for &lt;bioinfo@sfbi.fr&gt;; Wed, 9 Jul 2014 14:30:39 +0200 (CEST)</text:p>
      <text:p text:style-name="P1"/>
      <text:p text:style-name="P1">Message-ID: &lt;53BD35EF.6070101@jouy.inra.fr&gt;</text:p>
      <text:p text:style-name="P1"/>
      <text:p text:style-name="P1">Date: Wed, 09 Jul 2014 14:30:39 +0200</text:p>
      <text:p text:style-name="P1"/>
      <text:p text:style-name="P1">From: Sophie Schbath &lt;sophie.schbath@jouy.inra.fr&gt;</text:p>
      <text:p text:style-name="P1"/>
      <text:p text:style-name="P1">User-Agent: Mozilla/5.0 (X11; Linux x86_64; rv:24.0) Gecko/20100101 Thunderbird/24.6.0</text:p>
      <text:p text:style-name="P1"/>
      <text:p text:style-name="P1">MIME-Version: 1.0</text:p>
      <text:p text:style-name="P1"/>
      <text:p text:style-name="P1">To: bioinfo@sfbi.fr</text:p>
      <text:p text:style-name="P1"/>
      <text:p text:style-name="P1">Content-Type: text/plain; charset=ISO-8859-1; format=flowed</text:p>
      <text:p text:style-name="P1"/>
      <text:p text:style-name="P1">Content-Transfer-Encoding: 8bit</text:p>
      <text:p text:style-name="P1"/>
      <text:p text:style-name="P1">X-Miltered: at alpha with ID 53BD35EF.001 by Joe's j-chkmail (http : // j-chkmail dot ensmp dot fr)!</text:p>
      <text:p text:style-name="P1"/>
      <text:p text:style-name="P1">X-j-chkmail-Enveloppe: 53BD35EF.001/138.102.22.205/mig205/[138.102.22.205]/&lt;sophie.schbath@jouy.inra.fr&gt;</text:p>
      <text:p text:style-name="P1"/>
      <text:p text:style-name="P1">X-j-chkmail-Score: MSGID : 53BD35EF.001 on alpha.jouy.inra.fr : j-chkmail score : . : R=. U=. O=. B=0.054 -&gt; S=0.054</text:p>
      <text:p text:style-name="P1"><text:soft-page-break/></text:p>
      <text:p text:style-name="P1">X-j-chkmail-Status: Ham</text:p>
      <text:p text:style-name="P1"/>
      <text:p text:style-name="P1">X-Virus-Scanned: clamav-milter 0.97 at alpha</text:p>
      <text:p text:style-name="P1"/>
      <text:p text:style-name="P1">X-Virus-Status: Clean</text:p>
      <text:p text:style-name="P1"/>
      <text:p text:style-name="P1">X-Validation-by: laurent.mouchard@univ-rouen.fr</text:p>
      <text:p text:style-name="P1"/>
      <text:p text:style-name="P1">Subject: [bioinfo] Sciences en Marche en BD</text:p>
      <text:p text:style-name="P1"/>
      <text:p text:style-name="P1"/>
      <text:p text:style-name="P1"/>
      <text:p text:style-name="P1">De la part de Patrick Lemaire</text:p>
      <text:p text:style-name="P1"/>
      <text:p text:style-name="P1">---------------------------------</text:p>
      <text:p text:style-name="P1"/>
      <text:p text:style-name="P1"/>
      <text:p text:style-name="P1"/>
      <text:p text:style-name="P1">Bonjour,</text:p>
      <text:p text:style-name="P1"/>
      <text:p text:style-name="P1"/>
      <text:p text:style-name="P1"/>
      <text:p text:style-name="P1">Une BD signée Aurélien Miralles a été réalisée pour présenter Sciences </text:p>
      <text:p text:style-name="P1"/>
      <text:p text:style-name="P1">En Marche, la grande marche pour la défense des sciences et de </text:p>
      <text:p text:style-name="P1"/>
      <text:p text:style-name="P1">l'<text:span text:style-name="T1">enseignement supérieur</text:span> qui se déroulera du 27 septembre au 19 octobre. </text:p>
      <text:p text:style-name="P1"/>
      <text:p text:style-name="P1">Une très belle initiative pour expliquer en images et avec humour la </text:p>
      <text:p text:style-name="P1"/>
      <text:p text:style-name="P1">situation catastrophique de la recherche et de l'enseignement supérieur </text:p>
      <text:p text:style-name="P1"/>
      <text:p text:style-name="P1">français et pour proposer des solutions.</text:p>
      <text:p text:style-name="P1"/>
      <text:p text:style-name="P1"/>
      <text:p text:style-name="P1"/>
      <text:p text:style-name="P1">Si vous n'aimez ni les Sciences ni la BD, ne partagez surtout pas ce </text:p>
      <text:p text:style-name="P1"/>
      <text:p text:style-name="P1">lien avec vos contacts dans le monde académique et dans le grand </text:p>
      <text:p text:style-name="P1"/>
      <text:p text:style-name="P1">public!!! http://sciencesenmarche.org/fr/sciencesenmarche-en-bd/</text:p>
      <text:p text:style-name="P1"/>
      <text:p text:style-name="P1"/>
      <text:p text:style-name="P1"/>
      <text:p text:style-name="P1">Pour en savoir plus sur Sciences en Marche et nous rejoindre, visitez le </text:p>
      <text:p text:style-name="P1"/>
      <text:p text:style-name="P1">site SciencesEnMarche.org et abonnez vous à notre liste de diffusion.</text:p>
      <text:p text:style-name="P1"/>
      <text:p text:style-name="P1"/>
      <text:p text:style-name="P1"/>
      <text:p text:style-name="P1">Patrick Lemaire pour le collectif Sciences en Marche</text:p>
      <text:p text:style-name="P1"/>
      <text:p text:style-name="P1"/>
      <text:p text:style-name="P1"/>
      <text:p text:style-name="P1">Patrick Lemaire</text:p>
      <text:p text:style-name="P1"/>
      <text:p text:style-name="P1">CRBM</text:p>
      <text:p text:style-name="P1"/>
      <text:p text:style-name="P1"><text:soft-page-break/>1919 Route de Mende</text:p>
      <text:p text:style-name="P1"/>
      <text:p text:style-name="P1">F-34293 MONTPELLIER Cédex 5</text:p>
      <text:p text:style-name="P1"/>
      <text:p text:style-name="P1">France</text:p>
      <text:p text:style-name="P1"/>
      <text:p text:style-name="P1">http://www.crbm.cnrs.fr/index.php/en/patrick-lemaire-uk</text:p>
      <text:p text:style-name="P1"/>
      <text:p text:style-name="P1">email: patrick.lemaire@crbm.cnrs.fr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14T15:18:42.530325003</dc:date>
    <meta:editing-duration>PT4M8S</meta:editing-duration>
    <meta:editing-cycles>1</meta:editing-cycles>
    <meta:document-statistic meta:table-count="0" meta:image-count="0" meta:object-count="0" meta:page-count="3" meta:paragraph-count="54" meta:word-count="301" meta:character-count="2751" meta:non-whitespace-character-count="2485"/>
    <meta:generator>LibreOffice/4.4.5.2$Linux_X86_64 LibreOffice_project/40m0$Build-2</meta:generator>
  </office:meta>
</office:document-meta>
</file>